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050" officeooo:paragraph-rsid="00142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.egr.vcu.edu/iMi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2:16:31.992033432</meta:creation-date>
    <dc:date>2017-05-10T12:17:19.685294861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21" meta:non-whitespace-character-count="21"/>
    <meta:generator>LibreOffice/5.2.2.2$Linux_X86_64 LibreOffice_project/20m0$Build-2</meta:generator>
  </office:meta>
</office:document-meta>
</file>